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-0.062cm" style:auto-text-indent="false"/>
      <style:text-properties style:font-name="Calibri" fo:font-size="12pt" style:text-underline-style="solid" style:text-underline-width="auto" style:text-underline-color="font-color" fo:font-weight="bold" style:font-name-asian="TimesNewRomanPS-BoldMT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text-properties style:font-name="Calibri" fo:font-size="11pt" style:font-name-asian="TimesNewRomanPSMT" style:font-size-asian="11pt" style:font-name-complex="TimesNewRomanPSMT" style:font-size-complex="11pt"/>
    </style:style>
    <style:style style:name="P3" style:family="paragraph" style:parent-style-name="Standard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4" style:family="paragraph" style:parent-style-name="Standard">
      <style:text-properties style:font-name="Calibri" fo:font-size="11pt" fo:language="ru" fo:country="RU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5" style:family="paragraph" style:parent-style-name="Standard">
      <style:text-properties style:font-name="Calibri" fo:font-size="11pt" fo:language="ru" fo:country="RU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6" style:family="paragraph" style:parent-style-name="Standard" style:list-style-name="WWNum3">
      <style:text-properties style:font-name="Calibri" fo:font-size="11pt" style:text-underline-style="solid" style:text-underline-width="auto" style:text-underline-color="font-color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7" style:family="paragraph" style:parent-style-name="Standard" style:list-style-name="WWNum4">
      <style:text-properties style:font-name="Calibri" fo:font-size="11pt" style:font-name-asian="TimesNewRomanPSMT" style:font-size-asian="11pt" style:font-name-complex="TimesNewRomanPSMT" style:font-size-complex="11pt"/>
    </style:style>
    <style:style style:name="P8" style:family="paragraph" style:parent-style-name="Standard" style:list-style-name="L1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9" style:family="paragraph" style:parent-style-name="Standard" style:list-style-name="L2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10" style:family="paragraph" style:parent-style-name="Standard">
      <style:text-properties style:font-name="Calibri" fo:font-size="11pt" fo:language="ru" fo:country="RU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11" style:family="paragraph" style:parent-style-name="Standard">
      <style:text-properties style:font-name="Calibri" fo:font-size="11pt" fo:language="ru" fo:country="RU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12" style:family="paragraph" style:parent-style-name="Standard">
      <style:text-properties style:font-name="Calibri" fo:font-size="11pt" fo:language="ru" fo:country="RU" style:text-underline-style="solid" style:text-underline-width="auto" style:text-underline-color="font-color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13" style:family="paragraph" style:parent-style-name="Standard">
      <style:text-properties style:font-name="Calibri" fo:font-size="11pt" fo:language="ru" fo:country="RU" fo:font-style="normal" style:text-underline-style="solid" style:text-underline-width="auto" style:text-underline-color="font-color" fo:font-weight="normal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 style:list-style-name="L2">
      <style:text-properties fo:language="ru" fo:country="RU"/>
    </style:style>
    <style:style style:name="T1" style:family="text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T2" style:family="text">
      <style:text-properties style:font-name="Calibri" fo:font-size="11pt" fo:language="en" fo:country="US" style:font-name-asian="TimesNewRomanPSMT" style:font-size-asian="11pt" style:font-name-complex="TimesNewRomanPSMT" style:font-size-complex="11pt"/>
    </style:style>
    <style:style style:name="T3" style:family="text">
      <style:text-properties style:font-name="Calibri" fo:font-size="11pt" style:font-name-asian="TimesNewRomanPSMT" style:font-size-asian="11pt" style:font-name-complex="TimesNewRomanPSMT" style:font-size-complex="11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style="italic" style:text-underline-style="none" style:font-style-asian="italic" style:font-style-complex="itali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ИЛЕТ 3</text:p>
      <text:list xml:id="list36351405" text:style-name="WWNum3">
        <text:list-item>
          <text:p text:style-name="P6">Определить фокусное расстояние линзы</text:p>
        </text:list-item>
      </text:list>
      <text:list xml:id="list36361340" text:style-name="WWNum4">
        <text:list-item>
          <text:p text:style-name="P7">Задача на кипение/конденсацию.</text:p>
        </text:list-item>
      </text:list>
      <text:p text:style-name="P2"/>
      <text:p text:style-name="P4">Лабораторная работа «Определение фокусного расстояния собирающей линзы»</text:p>
      <text:p text:style-name="P5"><text:span text:style-name="T4">Фокусное расстояние</text:span> — расстояние от линзы до ее фокуса.</text:p>
      <text:p text:style-name="P5"><text:span text:style-name="T4">Фокус линзы</text:span> — точка пересечения параллельных главной оптической оси лучей после преломления в линзе.</text:p>
      <text:p text:style-name="P5"/>
      <text:p text:style-name="P12">Цель:<text:span text:style-name="T5"> </text:span><text:span text:style-name="T6">Определить фокусное расстояние собирающей линзы.</text:span></text:p>
      <text:p text:style-name="P12">Приборы и материалы:<text:span text:style-name="T5"> </text:span><text:span text:style-name="T6">лампа, собирающая линза, экран, измерительная лента, предмет с прорезью.</text:span></text:p>
      <text:p text:style-name="P13">Ход работы:</text:p>
      <text:p text:style-name="P3">1 способ:</text:p>
      <text:list xml:id="list36360387" text:style-name="L1">
        <text:list-item>
          <text:p text:style-name="P8">Расположив предмет между лампой и экраном, ставим линзу между экраном и предметом .</text:p>
        </text:list-item>
        <text:list-item>
          <text:p text:style-name="P8">Двигаем предмет, линзу и экран, чтобы найти положение линзы, когда изображение на экране становится перевернутым.</text:p>
          <text:p text:style-name="P14"><text:span text:style-name="T1">Так как линза собирающая, изображение будет перевернутым, если </text:span><text:span text:style-name="T2">d&gt;F, </text:span><text:span text:style-name="T1">а прямым, если </text:span><text:span text:style-name="T2">d&lt;F.</text:span></text:p>
          <text:p text:style-name="P8">Следовательно, расстояние между экраном и линзой, когда изображение из прямого становится перевернутым, это и есть фокусное расстояние.</text:p>
        </text:list-item>
        <text:list-item>
          <text:p text:style-name="P14"><text:span text:style-name="T1">Измерив расстояние между экраном и линзой, получим приблизительное фокусное расстояние </text:span><text:span text:style-name="T2">F </text:span><text:span text:style-name="T1">линзы.</text:span></text:p>
        </text:list-item>
      </text:list>
      <text:p text:style-name="P3">2 способ:</text:p>
      <text:list xml:id="list36368604" text:style-name="L2">
        <text:list-item>
          <text:p text:style-name="P9">Расположив предмет между лампой и экраном, ставим линзу между экраном и предметом.</text:p>
        </text:list-item>
        <text:list-item>
          <text:p text:style-name="P9">Двигаем предмет, линзу и экран, чтобы получить резкое изображение.</text:p>
        </text:list-item>
        <text:list-item>
          <text:p text:style-name="P15"><text:span text:style-name="T1">Расстояние от линзы до предмета </text:span><text:span text:style-name="T2">d, </text:span><text:span text:style-name="T1">от линзы до изображения </text:span><text:span text:style-name="T2">f.</text:span></text:p>
          <text:p text:style-name="P16"><text:span text:style-name="T3">Зная </text:span><text:span text:style-name="T2">d </text:span><text:span text:style-name="T3">и </text:span><text:span text:style-name="T2">f , </text:span><text:span text:style-name="T3">можно узнать </text:span><text:span text:style-name="T2">F </text:span><text:span text:style-name="T3">по формуле тонкой линзы</text:span></text:p>
          <text:p text:style-name="P9"><draw:frame draw:style-name="fr1" draw:name="Объект7" text:anchor-type="as-char" svg:width="3.367cm" svg:height="0.998cm" draw:z-index="0"><draw:object xlink:href="./Object 1" xlink:type="simple" xlink:show="embed" xlink:actuate="onLoad"/><draw:image xlink:href="./ObjectReplacements/Object 1" xlink:type="simple" xlink:show="embed" xlink:actuate="onLoad"/>
      </draw:frame></text:p>
        </text:list-item>
      </text:list>
      <text:p text:style-name="P3"/>
      <text:p text:style-name="P4">Задача на кипение/конденсацию</text:p>
      <text:p text:style-name="P5"><text:span text:style-name="T4">Парообразование </text:span>— явление превращения жидкости в пар.</text:p>
      <text:p text:style-name="P5"><text:span text:style-name="T4">Кипение</text:span> — интенсивный переход жидкости в пар, происходящий с образованием пузырьков пара по всему объему жидкости при определенной температуре.</text:p>
      <text:p text:style-name="P5"><text:span text:style-name="T4">Температура кипения</text:span> — температура, при которой жидкость кипит.</text:p>
      <text:p text:style-name="P5"><text:span text:style-name="T4">Конденсация</text:span> — явление превращения пара в жидкость.</text:p>
      <text:p text:style-name="P4"><draw:frame draw:style-name="fr1" draw:name="Объект1" text:anchor-type="as-char" svg:width="14.076cm" svg:height="1.081cm" draw:z-index="1"><draw:object xlink:href="./Object 2" xlink:type="simple" xlink:show="embed" xlink:actuate="onLoad"/><draw:image xlink:href="./ObjectReplacements/Object 2" xlink:type="simple" xlink:show="embed" xlink:actuate="onLoad"/>
    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5-08T13:24:51.53</meta:creation-date>
    <dc:date>2016-06-03T07:42:48.55</dc:date>
    <meta:editing-duration>P1DT15H6M50S</meta:editing-duration>
    <meta:editing-cycles>5</meta:editing-cycles>
    <meta:generator>OpenOffice.org/3.3$Win32 OpenOffice.org_project/330m20$Build-9567</meta:generator>
    <meta:document-statistic meta:table-count="0" meta:image-count="0" meta:object-count="2" meta:page-count="1" meta:paragraph-count="27" meta:word-count="229" meta:character-count="1603"/>
  </office:meta>
</office:document-meta>
</file>

<file path=Object 1/content.xml><?xml version="1.0" encoding="utf-8"?>
<math xmlns="http://www.w3.org/1998/Math/MathML">
  <semantics>
    <mrow>
      <mrow>
        <mo stretchy="false">±</mo>
        <mfrac>
          <mn>1</mn>
          <mi>F</mi>
        </mfrac>
      </mrow>
      <mrow>
        <mi/>
        <mo stretchy="false">=</mo>
        <mrow>
          <mi/>
          <mo stretchy="false">±</mo>
          <mfrac>
            <mn>1</mn>
            <mi>d</mi>
          </mfrac>
        </mrow>
      </mrow>
      <mrow>
        <mi/>
        <mo stretchy="false">±</mo>
        <mfrac>
          <mn>1</mn>
          <mi>f</mi>
        </mfrac>
      </mrow>
    </mrow>
    <annotation encoding="StarMath 5.0"> +- {{1} over {F}} ~=~ +- {{1} over {d}}~+- {{1} over {f}}
</annotation>
  </semantics>
</math>
</file>

<file path=Object 2/content.xml><?xml version="1.0" encoding="utf-8"?>
<math xmlns="http://www.w3.org/1998/Math/MathML">
  <semantics>
    <mtable>
      <mtr>
        <mtd>
          <mrow>
            <mrow>
              <msub>
                <mtext>Q</mtext>
                <mi>н</mi>
              </msub>
              <mo stretchy="false">=</mo>
              <mi mathvariant="italic">cm</mi>
            </mrow>
            <mstyle mathsize="8pt">
              <mrow>
                <mo stretchy="false">Δ</mo>
              </mrow>
            </mstyle>
            <mi>t</mi>
            <mi>,</mi>
            <mi/>
            <mstyle mathsize="11pt">
              <mrow>
                <mrow>
                  <mrow>
                    <mi>c</mi>
                    <mo stretchy="false">−</mo>
                    <mi mathvariant="italic">удельная</mi>
                  </mrow>
                  <mi/>
                  <mi mathvariant="italic">теплоемкость</mi>
                  <mi>,</mi>
                  <mrow>
                    <mi>m</mi>
                    <mo stretchy="false">−</mo>
                    <mi mathvariant="italic">масса</mi>
                  </mrow>
                  <mi>,</mi>
                  <mstyle mathsize="8pt">
                    <mrow>
                      <mo stretchy="false">Δ</mo>
                    </mrow>
                  </mstyle>
                  <mrow>
                    <mi>t</mi>
                    <mo stretchy="false">−</mo>
                    <mi mathvariant="italic">изменение</mi>
                  </mrow>
                  <mi/>
                  <mi mathvariant="italic">температуры</mi>
                </mrow>
              </mrow>
            </mstyle>
          </mrow>
        </mtd>
      </mtr>
      <mtr>
        <mtd>
          <mrow>
            <mrow>
              <msub>
                <mtext>Q</mtext>
                <mi mathvariant="italic">кип</mi>
              </msub>
              <mo stretchy="false">=</mo>
              <mi>L</mi>
            </mrow>
            <mi>m</mi>
            <mi>,</mi>
            <mi/>
            <mstyle mathsize="11pt">
              <mrow>
                <mrow>
                  <mrow>
                    <mi>L</mi>
                    <mo stretchy="false">−</mo>
                    <mi mathvariant="italic">удельная</mi>
                  </mrow>
                  <mi/>
                  <mi mathvariant="italic">теплота</mi>
                  <mi/>
                  <mi mathvariant="italic">парообразования</mi>
                  <mi>,</mi>
                  <mrow>
                    <mi>m</mi>
                    <mo stretchy="false">−</mo>
                    <mi mathvariant="italic">масса</mi>
                  </mrow>
                </mrow>
              </mrow>
            </mstyle>
          </mrow>
        </mtd>
      </mtr>
    </mtable>
    <annotation encoding="StarMath 5.0">alignl "Q" _н = cm size 8 {%iDELTA}t,~~size 11{c - удельная` теплоемкость,m - масса,size 8 {%iDELTA}t - изменение `температуры }newline
alignl "Q" _кип = L m,~~size 11{L  - удельная` теплота` парообразования, m - масса}</annotation>
  </semantics>
</math>
</file>